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1.85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63.89pt"/>
    </style:style>
    <style:style style:name="co6" style:family="table-column">
      <style:table-column-properties fo:break-before="auto" style:column-width="90.9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b7b7b7" fo:background-color="#b7b7b7" style:diagonal-bl-tr="none" style:diagonal-tl-br="none" style:text-align-source="value-type" style:repeat-content="false" fo:wrap-option="no-wrap" fo:border-left="0.74pt solid #284e3f" style:direction="ltr" fo:border-right="0.74pt solid #b7b7b7" style:rotation-angle="0" style:rotation-align="none" style:shrink-to-fit="false" fo:border-top="0.74pt solid #b7b7b7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0.74pt solid #284e3f" style:direction="ltr" fo:border-right="0.74pt solid #cccccc" style:rotation-angle="0" style:rotation-align="none" style:shrink-to-fit="false" fo:border-top="0.74pt solid #ccccc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b7b7b7" fo:background-color="#b7b7b7" style:diagonal-bl-tr="none" style:diagonal-tl-br="none" style:text-align-source="value-type" style:repeat-content="false" fo:wrap-option="no-wrap" fo:border-left="0.74pt solid #b7b7b7" style:direction="ltr" fo:border-right="0.74pt solid #284e3f" style:rotation-angle="0" style:rotation-align="none" style:shrink-to-fit="false" fo:border-top="0.74pt solid #b7b7b7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0.74pt solid #cccccc" style:direction="ltr" fo:border-right="0.74pt solid #284e3f" style:rotation-angle="0" style:rotation-align="none" style:shrink-to-fit="false" fo:border-top="0.74pt solid #cccccc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7" office:value-type="string" calcext:value-type="string">
            <text:p>Membre assigné</text:p>
          </table:table-cell>
          <table:table-cell table:style-name="ce7" office:value-type="string" calcext:value-type="string">
            <text:p>À faire</text:p>
          </table:table-cell>
          <table:table-cell table:style-name="ce7" office:value-type="string" calcext:value-type="string">
            <text:p>En cours</text:p>
          </table:table-cell>
          <table:table-cell table:style-name="ce7" office:value-type="string" calcext:value-type="string">
            <text:p>Terminé</text:p>
          </table:table-cell>
          <table:table-cell table:style-name="ce10" office:value-type="string" calcext:value-type="string">
            <text:p>Commentair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1. Simulation de l'évolution de l'actif (Travail 1)</text:p>
          </table:table-cell>
          <table:table-cell table:style-name="ce8"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- Implémenter la simulation d'une trajectoire de l'actif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Simuler Nmc = 100 trajectoires et colorer celles où ST &lt; B en rouge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- Calculer P[ST &lt; B] pour B = 100, 50, 36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 Simulation des fonctions de densité et de répartition (Travail 2)</text:p>
          </table:table-cell>
          <table:table-cell table:style-name="ce8"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- Implémenter la fonction de répartition de X = ST − B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Tracer la fonction de répartition pour B = 100, 50, 36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- Implémenter la fonction de densité de X = ST − B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Tracer la fonction de densité pour B = 100, 50, 36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 Algorithme de Robbins-Monro (Travail 3)</text:p>
          </table:table-cell>
          <table:table-cell table:style-name="ce8"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4" office:value-type="string" calcext:value-type="string">
            <text:p>- Implémenter l'algorithme de Robbins-Monro pour trouver z∗ tel que F(z∗) = 1/2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- Remplir le tableau et tracer les graphes pour différents paramètres β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4. Application de l'algorithme de Robbins-Monro pour le calcul de la VaR (Travail 4)</text:p>
          </table:table-cell>
          <table:table-cell table:style-name="ce9" table:number-columns-repeated="4"/>
          <table:table-cell table:style-name="ce12"/>
          <table:table-cell table:number-columns-repeated="1018"/>
        </table:table-row>
        <table:table-row table:style-name="ro1">
          <table:table-cell table:style-name="ce3" office:value-type="string" calcext:value-type="string">
            <text:p>- Calculer la VaR pour B = 100 avec α = 1% et 0.1%, horizon T = 1 an et 10 jours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Calculer la VaR pour B = 50 avec α = 1% et 0.1%, horizon T = 1 an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- Calculer la VaR pour B = 36 avec α = 1%, horizon T = 1 an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. Algorithme d'ordonnement pour trouver la VaR (Travail 5)</text:p>
          </table:table-cell>
          <table:table-cell table:style-name="ce8"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- Simuler un échantillon X = ST − B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- Ordonner l'échantillon et calculer la VaR pour B = 50 avec α = 10% et 1%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6. Simulation d'une variable aléatoire par la méthode de rejet (Travail 6)</text:p>
          </table:table-cell>
          <table:table-cell table:style-name="ce8" table:number-columns-repeated="4"/>
          <table:table-cell table:style-name="ce11"/>
          <table:table-cell table:number-columns-repeated="1018"/>
        </table:table-row>
        <table:table-row table:style-name="ro1">
          <table:table-cell table:style-name="ce4" office:value-type="string" calcext:value-type="string">
            <text:p>- Implémenter la méthode de rejet pour simuler des variables Beta avec (α, β) = (2, 5), (2, 2), (5, 1).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- Tracer les fonctions de densité empiriques pour chaque cas.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'Feuille 1'.A1:'Feuille 1'.F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